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Noto Sans" svg:font-family="Noto Sans" style:font-family-generic="swiss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roman" style:font-pitch="variable"/>
    <style:font-face style:name="Liberation Serif" svg:font-family="Liberation Serif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.5909in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 fo:text-indent="0.5909in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 fo:text-indent="0.5909in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 fo:text-indent="0.5909in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paragraph-properties fo:text-align="center" fo:text-indent="0.5909in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text-align="center" fo:text-indent="0.5909in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paragraph-properties fo:text-align="center" fo:text-indent="0.5909in"/>
    </style:style>
    <style:style style:name="T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2pt" fo:language="en" fo:country="US"/>
    </style:style>
    <style:style style:name="P10" style:parent-style-name="Standard" style:family="paragraph">
      <style:paragraph-properties fo:text-align="justify" fo:margin-bottom="0.3125in" fo:line-height="100%" fo:text-indent="0.5909in" fo:background-color="#FFFFFF"/>
      <style:text-properties style:font-name="Times New Roman" style:font-name-asian="Times New Roman" style:font-name-complex="Times New Roman" fo:color="#FFFFFF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justify" fo:margin-bottom="0.3125in" fo:line-height="100%" fo:text-indent="0.5909in" fo:background-color="#FFFFFF"/>
      <style:text-properties style:font-name="Times New Roman" style:font-name-asian="Times New Roman" style:font-name-complex="Times New Roman" fo:color="#FFFFFF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justify" fo:margin-bottom="0.3125in" fo:line-height="100%" fo:text-indent="0.5909in" fo:background-color="#FFFFFF"/>
      <style:text-properties style:font-name="Times New Roman" style:font-name-asian="Times New Roman" style:font-name-complex="Times New Roman" fo:color="#FFFFFF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justify" fo:margin-bottom="0.3125in" fo:line-height="100%" fo:text-indent="0.5909in" fo:background-color="#FFFFFF"/>
      <style:text-properties style:font-name="Times New Roman" style:font-name-asian="Times New Roman" style:font-name-complex="Times New Roman" fo:color="#FFFFFF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justify" fo:margin-bottom="0.3125in" fo:line-height="100%" fo:text-indent="0.5909in" fo:background-color="#FFFFFF"/>
      <style:text-properties style:font-name="Times New Roman" style:font-name-asian="Times New Roman" style:font-name-complex="Times New Roman" fo:color="#FFFFFF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justify" fo:margin-bottom="0.3125in" fo:line-height="100%" fo:text-indent="0.5909in" fo:background-color="#FFFFFF"/>
      <style:text-properties style:font-name="Times New Roman" style:font-name-asian="Times New Roman" style:font-name-complex="Times New Roman" fo:color="#FFFFFF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justify" fo:margin-bottom="0.3125in" fo:line-height="100%" fo:text-indent="0.5909in" fo:background-color="#FFFFFF"/>
      <style:text-properties style:font-name="Times New Roman" style:font-name-asian="Times New Roman" style:font-name-complex="Times New Roman" fo:color="#FFFFFF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justify" fo:margin-bottom="0.3125in" fo:line-height="100%" fo:text-indent="0.5909in" fo:background-color="#FFFFFF"/>
      <style:text-properties style:font-name="Times New Roman" style:font-name-asian="Times New Roman" style:font-name-complex="Times New Roman" fo:color="#FFFFFF" fo:font-size="14pt" style:font-size-asian="14pt" style:font-size-complex="14pt" style:language-asian="ru" style:country-asian="RU"/>
    </style:style>
    <style:style style:name="P18" style:parent-style-name="Standard" style:family="paragraph">
      <style:paragraph-properties fo:text-align="justify" fo:margin-bottom="0.3125in" fo:line-height="100%" fo:text-indent="0.5909in" fo:background-color="#FFFFFF"/>
      <style:text-properties style:font-name="Times New Roman" style:font-name-asian="Times New Roman" style:font-name-complex="Times New Roman" fo:color="#FFFFFF" fo:font-size="14pt" style:font-size-asian="14pt" style:font-size-complex="14pt" style:language-asian="ru" style:country-asian="RU"/>
    </style:style>
    <style:style style:name="TableColumn20" style:family="table-column">
      <style:table-column-properties style:column-width="3.3041in" style:use-optimal-column-width="false"/>
    </style:style>
    <style:style style:name="TableColumn21" style:family="table-column">
      <style:table-column-properties style:column-width="3.3423in" style:use-optimal-column-width="false"/>
    </style:style>
    <style:style style:name="Table19" style:family="table">
      <style:table-properties style:width="6.646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justify" fo:margin-bottom="0.3125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widows="0" fo:orphans="0" fo:text-align="justify" fo:margin-bottom="0.3125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widows="0" fo:orphans="0" fo:text-align="justify" fo:margin-bottom="0.3125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widows="0" fo:orphans="0" fo:text-align="justify" fo:margin-bottom="0.3125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justify" fo:margin-bottom="0.3125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widows="0" fo:orphans="0" fo:text-align="justify" fo:margin-bottom="0.3125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widows="0" fo:orphans="0" fo:text-align="justify" fo:margin-bottom="0.3125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5" style:parent-style-name="Standard" style:family="paragraph">
      <style:paragraph-properties fo:widows="0" fo:orphans="0" fo:text-align="justify" fo:margin-bottom="0.3125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6" style:parent-style-name="Standard" style:family="paragraph">
      <style:paragraph-properties fo:widows="0" fo:orphans="0" fo:text-align="justify" fo:margin-bottom="0.3125in" fo:line-height="100%"/>
      <style:text-properties style:font-name="Times New Roman" style:font-name-asian="Times New Roman" style:font-name-complex="Times New Roman" fo:font-size="16pt" style:font-size-asian="16pt" style:font-size-complex="16pt" style:language-asian="ru" style:country-asian="RU"/>
    </style:style>
    <style:style style:name="P37" style:parent-style-name="Standard" style:family="paragraph">
      <style:paragraph-properties fo:widows="0" fo:orphans="0" fo:text-align="justify" fo:margin-bottom="0.3125in" fo:line-height="10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8" style:parent-style-name="Standard" style:family="paragraph">
      <style:paragraph-properties fo:text-align="justify" fo:margin-bottom="0.3125in" fo:line-height="100%" fo:text-indent="0.5909in" fo:background-color="#FFFFFF"/>
      <style:text-properties style:font-name="Times New Roman" style:font-name-asian="Times New Roman" style:font-name-complex="Times New Roman" fo:color="#FFFFFF" fo:font-size="14pt" style:font-size-asian="14pt" style:font-size-complex="14pt" style:language-asian="ru" style:country-asian="RU"/>
    </style:style>
    <style:style style:name="P39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0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1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2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3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4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5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6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7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8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9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0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1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2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53" style:parent-style-name="Standard" style:family="paragraph">
      <style:paragraph-properties fo:text-align="center" fo:margin-bottom="0.3125in" fo:line-height="100%" fo:text-indent="0.5909in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54" style:parent-style-name="ContentsHeading" style:family="paragraph">
      <style:text-properties style:font-name="Times New Roman" fo:color="#000000"/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63" style:parent-style-name="Standard" style:family="paragraph">
      <style:paragraph-properties fo:margin-bottom="0.3125in" fo:line-height="100%" fo:margin-left="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4" style:parent-style-name="Standard" style:family="paragraph">
      <style:paragraph-properties fo:margin-bottom="0.3125in" fo:line-height="100%" fo:margin-left="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5" style:parent-style-name="Standard" style:family="paragraph">
      <style:paragraph-properties fo:margin-bottom="0.3125in" fo:line-height="100%" fo:margin-left="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6" style:parent-style-name="Standard" style:family="paragraph">
      <style:paragraph-properties fo:margin-bottom="0.3125in" fo:line-height="100%" fo:margin-left="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7" style:parent-style-name="Standard" style:family="paragraph">
      <style:paragraph-properties fo:margin-bottom="0.3125in" fo:line-height="100%" fo:margin-left="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8" style:parent-style-name="Standard" style:family="paragraph">
      <style:paragraph-properties fo:margin-bottom="0.3125in" fo:line-height="100%" fo:margin-left="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9" style:parent-style-name="Standard" style:family="paragraph">
      <style:paragraph-properties fo:text-align="justify" fo:line-height="115%" fo:text-indent="0.3937in"/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70" style:parent-style-name="Заголовок1" style:family="paragraph">
      <style:paragraph-properties fo:text-indent="0.4333in"/>
      <style:text-properties style:font-name="Times New Roman" fo:color="#000000"/>
    </style:style>
    <style:style style:name="P71" style:parent-style-name="Заголовок2" style:family="paragraph">
      <style:text-properties style:font-name="Times New Roman" fo:color="#000000" fo:font-size="14pt" style:font-size-asian="14pt" style:font-size-complex="14pt"/>
    </style:style>
    <style:style style:name="P72" style:parent-style-name="Standard" style:family="paragraph">
      <style:paragraph-properties fo:text-indent="0.3937in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asian="ru" style:country-asian="RU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7" style:parent-style-name="Заголовок2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78" style:parent-style-name="Standard" style:family="paragraph">
      <style:paragraph-properties fo:text-indent="0.3937in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0" style:parent-style-name="Заголовок2" style:family="paragraph">
      <style:text-properties style:font-name="Times New Roman" style:font-name-complex="Times New Roman" fo:color="#00000A" fo:font-size="14pt" style:font-size-asian="14pt" style:font-size-complex="14pt"/>
    </style:style>
    <style:style style:name="P91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92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93" style:parent-style-name="Абзацсписка" style:family="paragraph"/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6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97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98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99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100" style:parent-style-name="Заголовок2" style:family="paragraph">
      <style:text-properties style:font-name="Times New Roman" style:font-name-complex="Times New Roman" fo:color="#00000A" fo:font-size="14pt" style:font-size-asian="14pt" style:font-size-complex="14pt"/>
    </style:style>
    <style:style style:name="P101" style:parent-style-name="Обычный1LTUntertitel" style:family="paragraph">
      <style:paragraph-properties fo:text-align="start" style:line-height-at-least="0.1388in" fo:text-indent="0.3937in">
        <style:tab-stops>
          <style:tab-stop style:type="left" style:position="0in"/>
        </style:tab-stops>
      </style:paragraph-properties>
    </style:style>
    <style:style style:name="T10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05" style:parent-style-name="Standard" style:family="paragraph">
      <style:paragraph-properties fo:text-indent="0.3937in"/>
    </style:style>
    <style:style style:name="P106" style:parent-style-name="Заголовок1" style:family="paragraph">
      <style:paragraph-properties fo:text-align="center"/>
      <style:text-properties style:font-name="Times New Roman" style:font-name-complex="Times New Roman" fo:color="#00000A"/>
    </style:style>
    <style:style style:name="P107" style:parent-style-name="Заголовок2" style:family="paragraph">
      <style:text-properties style:font-name="Times New Roman" style:font-name-complex="Times New Roman" fo:color="#00000A" fo:font-size="14pt" style:font-size-asian="14pt" style:font-size-complex="14pt"/>
    </style:style>
    <style:style style:name="P108" style:parent-style-name="Textbody" style:family="paragraph">
      <style:paragraph-properties fo:margin-top="0.0833in" fo:margin-bottom="0.0833in" fo:text-indent="0.3937in" fo:background-color="#FFFFFF"/>
      <style:text-properties style:font-name="Times New Roman" fo:color="#202122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fo:color="#202122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fo:color="#202122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fo:color="#202122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fo:color="#202122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fo:color="#202122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fo:color="#202122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fo:color="#202122" fo:font-size="14pt" style:font-size-asian="14pt" style:font-size-complex="14pt"/>
    </style:style>
    <style:style style:name="P116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color="#00000A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color="#00000A" fo:font-size="14pt" style:font-size-asian="14pt" style:font-size-complex="14pt" fo:language="en" fo:country="US"/>
    </style:style>
    <style:style style:name="P119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P120" style:parent-style-name="BlankSlideLTUntertitel" style:family="paragraph">
      <style:paragraph-properties fo:text-align="start" style:line-height-at-least="0.1388in" fo:text-indent="0.3937in"/>
    </style:style>
    <style:style style:name="T12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24" style:parent-style-name="ОбычныйИнтернет" style:family="paragraph">
      <style:paragraph-properties fo:margin-top="0.0833in" fo:margin-bottom="0.0833in" fo:text-indent="0.3937in" fo:background-color="#FFFFFF"/>
    </style:style>
    <style:style style:name="T125" style:parent-style-name="Основнойшрифтабзаца" style:family="text">
      <style:text-properties fo:color="#202122" fo:font-size="14pt" style:font-size-asian="14pt" style:font-size-complex="14pt"/>
    </style:style>
    <style:style style:name="T126" style:parent-style-name="Основнойшрифтабзаца" style:family="text">
      <style:text-properties fo:color="#202122" fo:font-size="14pt" style:font-size-asian="14pt" style:font-size-complex="14pt"/>
    </style:style>
    <style:style style:name="T127" style:parent-style-name="Основнойшрифтабзаца" style:family="text">
      <style:text-properties fo:color="#202122" fo:font-size="14pt" style:font-size-asian="14pt" style:font-size-complex="14pt"/>
    </style:style>
    <style:style style:name="T128" style:parent-style-name="КодHTML" style:family="text">
      <style:text-properties style:font-name-complex="Times New Roman" fo:color="#000000" fo:font-size="14pt" style:font-size-asian="14pt" style:font-size-complex="14pt"/>
    </style:style>
    <style:style style:name="T129" style:parent-style-name="Основнойшрифтабзаца" style:family="text">
      <style:text-properties fo:color="#202122" fo:font-size="14pt" style:font-size-asian="14pt" style:font-size-complex="14pt"/>
    </style:style>
    <style:style style:name="T130" style:parent-style-name="Основнойшрифтабзаца" style:family="text">
      <style:text-properties fo:color="#202122" fo:font-size="14pt" style:font-size-asian="14pt" style:font-size-complex="14pt"/>
    </style:style>
    <style:style style:name="P131" style:parent-style-name="Заголовок2" style:family="paragraph">
      <style:text-properties style:font-name="Times New Roman" style:font-name-complex="Times New Roman" fo:color="#00000A" fo:font-size="14pt" style:font-size-asian="14pt" style:font-size-complex="14pt"/>
    </style:style>
    <style:style style:name="P132" style:parent-style-name="Standard" style:family="paragraph">
      <style:paragraph-properties fo:text-indent="0.3937in"/>
    </style:style>
    <style:style style:name="T133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37" style:parent-style-name="КодHTML" style:family="text">
      <style:text-properties style:font-name="Times New Roman" style:font-name-asian="SimSun" style:font-name-complex="Times New Roman" fo:color="#000000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39" style:parent-style-name="КодHTML" style:family="text">
      <style:text-properties style:font-name="Times New Roman" style:font-name-asian="SimSun" style:font-name-complex="Times New Roman" fo:color="#000000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color="#202122" fo:font-size="14pt" style:font-size-asian="14pt" style:font-size-complex="14pt"/>
    </style:style>
    <style:style style:name="P156" style:parent-style-name="Заголовок2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57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P158" style:parent-style-name="Standard" style:family="paragraph">
      <style:paragraph-properties fo:margin-top="0.0194in" fo:margin-bottom="0.0166in" fo:line-height="100%" fo:margin-left="0.2666in" fo:text-indent="0in" fo:background-color="#FFFFFF">
        <style:tab-stops/>
      </style:paragraph-properties>
      <style:text-properties style:font-name="Times New Roman" style:font-name-complex="Times New Roman" fo:color="#202122" fo:font-size="14pt" style:font-size-asian="14pt" style:font-size-complex="14pt"/>
    </style:style>
    <style:style style:name="P159" style:parent-style-name="Standard" style:family="paragraph">
      <style:paragraph-properties fo:margin-bottom="0.0166in" fo:line-height="100%" fo:margin-left="0.2666in" fo:text-indent="0in" fo:background-color="#FFFFFF">
        <style:tab-stops/>
      </style:paragraph-properties>
      <style:text-properties style:font-name="Times New Roman" style:font-name-complex="Times New Roman" fo:color="#202122" fo:font-size="14pt" style:font-size-asian="14pt" style:font-size-complex="14pt"/>
    </style:style>
    <style:style style:name="P160" style:parent-style-name="ОбычныйИнтернет" style:family="paragraph">
      <style:paragraph-properties fo:margin-top="0.0833in" fo:margin-bottom="0.0833in" fo:text-indent="0.3937in" fo:background-color="#FFFFFF"/>
    </style:style>
    <style:style style:name="T161" style:parent-style-name="Основнойшрифтабзаца" style:family="text">
      <style:text-properties fo:color="#202122" fo:font-size="14pt" style:font-size-asian="14pt" style:font-size-complex="14pt"/>
    </style:style>
    <style:style style:name="T162" style:parent-style-name="Основнойшрифтабзаца" style:family="text">
      <style:text-properties fo:color="#202122" style:text-position="super 64.2%" fo:font-size="14pt" style:font-size-asian="14pt" style:font-size-complex="14pt"/>
    </style:style>
    <style:style style:name="T163" style:parent-style-name="Основнойшрифтабзаца" style:family="text">
      <style:text-properties fo:color="#202122" fo:font-size="14pt" style:font-size-asian="14pt" style:font-size-complex="14pt"/>
    </style:style>
    <style:style style:name="T164" style:parent-style-name="Основнойшрифтабзаца" style:family="text">
      <style:text-properties fo:color="#202122" fo:font-size="14pt" style:font-size-asian="14pt" style:font-size-complex="14pt"/>
    </style:style>
    <style:style style:name="P165" style:parent-style-name="ОбычныйИнтернет" style:family="paragraph">
      <style:paragraph-properties fo:margin-top="0.0833in" fo:margin-bottom="0.0833in" fo:text-indent="0.3937in" fo:background-color="#FFFFFF"/>
    </style:style>
    <style:style style:name="T166" style:parent-style-name="Основнойшрифтабзаца" style:family="text">
      <style:text-properties fo:color="#202122" fo:font-size="14pt" style:font-size-asian="14pt" style:font-size-complex="14pt"/>
    </style:style>
    <style:style style:name="T167" style:parent-style-name="Основнойшрифтабзаца" style:family="text">
      <style:text-properties fo:color="#202122" style:text-position="super 64.2%" fo:font-size="14pt" style:font-size-asian="14pt" style:font-size-complex="14pt"/>
    </style:style>
    <style:style style:name="T168" style:parent-style-name="Основнойшрифтабзаца" style:family="text">
      <style:text-properties fo:color="#202122" fo:font-size="14pt" style:font-size-asian="14pt" style:font-size-complex="14pt"/>
    </style:style>
    <style:style style:name="T169" style:parent-style-name="Основнойшрифтабзаца" style:family="text">
      <style:text-properties fo:color="#202122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color="#000000"/>
    </style:style>
    <style:style style:name="T171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172" style:parent-style-name="Обычный1LTUntertitel" style:family="paragraph">
      <style:paragraph-properties fo:text-align="start" style:line-height-at-least="0.1388in" fo:text-indent="0.3937in">
        <style:tab-stops>
          <style:tab-stop style:type="left" style:position="0in"/>
        </style:tab-stops>
      </style:paragraph-properties>
    </style:style>
    <style:style style:name="T17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76" style:parent-style-name="Standard" style:family="paragraph">
      <style:paragraph-properties fo:text-indent="0.3937in"/>
    </style:style>
    <style:style style:name="T17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79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P180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83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P184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P185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P186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P187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P188" style:parent-style-name="ОбычныйИнтернет" style:family="paragraph">
      <style:paragraph-properties fo:margin-top="0.0833in" fo:margin-bottom="0.0833in" fo:text-indent="0.3937in" fo:background-color="#FFFFFF"/>
      <style:text-properties fo:color="#202122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color="#000000"/>
    </style:style>
    <style:style style:name="T190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191" style:parent-style-name="Standard" style:family="paragraph">
      <style:paragraph-properties fo:text-indent="0.3937in"/>
    </style:style>
    <style:style style:name="T19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5" style:parent-style-name="stk-reset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00" style:parent-style-name="Standard" style:family="paragraph">
      <style:paragraph-properties fo:margin-bottom="0in" fo:line-height="100%" fo:text-indent="0.3937in"/>
    </style:style>
    <style:style style:name="T201" style:parent-style-name="Основнойшрифтабзаца" style:family="text">
      <style:text-properties style:font-name="Times New Roman" style:font-name-asian="Times New Roman" style:font-name-complex="Arial" fo:color="#252525" fo:font-size="14pt" style:font-size-asian="14pt" style:font-size-complex="14pt" style:language-asian="ru" style:country-asian="RU"/>
    </style:style>
    <style:style style:name="T202" style:parent-style-name="Основнойшрифтабзаца" style:family="text">
      <style:text-properties style:font-name="Times New Roman" style:font-name-asian="Times New Roman" style:font-name-complex="Arial" fo:color="#000000" fo:font-size="14pt" style:font-size-asian="14pt" style:font-size-complex="14pt" fo:language="en" fo:country="US" style:language-asian="ru" style:country-asian="RU"/>
    </style:style>
    <style:style style:name="T203" style:parent-style-name="Основнойшрифтабзаца" style:family="text">
      <style:text-properties style:font-name="Times New Roman" style:font-name-asian="Times New Roman" style:font-name-complex="Arial" fo:color="#000000" fo:font-size="14pt" style:font-size-asian="14pt" style:font-size-complex="14pt" style:language-asian="ru" style:country-asian="RU"/>
    </style:style>
    <style:style style:name="T204" style:parent-style-name="Основнойшрифтабзаца" style:family="text">
      <style:text-properties style:font-name="Times New Roman" style:font-name-asian="Times New Roman" style:font-name-complex="Arial" fo:color="#000000" fo:font-size="14pt" style:font-size-asian="14pt" style:font-size-complex="14pt" fo:language="en" fo:country="US" style:language-asian="ru" style:country-asian="RU"/>
    </style:style>
    <style:style style:name="T205" style:parent-style-name="Основнойшрифтабзаца" style:family="text">
      <style:text-properties style:font-name="Times New Roman" style:font-name-asian="Times New Roman" style:font-name-complex="Arial" fo:color="#252525" fo:font-size="14pt" style:font-size-asian="14pt" style:font-size-complex="14pt" style:language-asian="ru" style:country-asian="RU"/>
    </style:style>
    <style:style style:name="T206" style:parent-style-name="Основнойшрифтабзаца" style:family="text">
      <style:text-properties style:font-name="Times New Roman" style:font-name-asian="Times New Roman" style:font-name-complex="Arial" fo:color="#252525" fo:font-size="14pt" style:font-size-asian="14pt" style:font-size-complex="14pt" style:language-asian="ru" style:country-asian="RU"/>
    </style:style>
    <style:style style:name="T207" style:parent-style-name="Основнойшрифтабзаца" style:family="text">
      <style:text-properties style:font-name="Times New Roman" style:font-name-asian="Times New Roman" style:font-name-complex="Arial" fo:color="#252525" fo:font-size="14pt" style:font-size-asian="14pt" style:font-size-complex="14pt" style:language-asian="ru" style:country-asian="RU"/>
    </style:style>
    <style:style style:name="T208" style:parent-style-name="Основнойшрифтабзаца" style:family="text">
      <style:text-properties style:font-name="Times New Roman" style:font-name-asian="Times New Roman" style:font-name-complex="Arial" fo:color="#252525" fo:font-size="14pt" style:font-size-asian="14pt" style:font-size-complex="14pt" style:language-asian="ru" style:country-asian="RU"/>
    </style:style>
    <style:style style:name="T2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211" style:parent-style-name="Textbody" style:family="paragraph">
      <style:paragraph-properties fo:margin-bottom="0.1111in" fo:line-height="107%" fo:text-indent="0.3937in"/>
      <style:text-properties style:font-name="Times New Roman" fo:color="#252525" fo:font-size="14pt" style:font-size-asian="14pt" style:font-size-complex="14pt"/>
    </style:style>
    <style:style style:name="P212" style:parent-style-name="Textbody" style:family="paragraph">
      <style:text-properties style:font-name="Times New Roman" fo:color="#252525" fo:font-size="14pt" style:font-size-asian="14pt" style:font-size-complex="14pt"/>
    </style:style>
    <style:style style:name="P213" style:parent-style-name="Заголовок1" style:family="paragraph">
      <style:text-properties style:font-name="Times New Roman" fo:color="#000000"/>
    </style:style>
    <style:style style:name="P214" style:parent-style-name="Standard" style:family="paragraph">
      <style:paragraph-properties fo:text-indent="0.3937in"/>
    </style:style>
    <style:style style:name="T21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23" style:parent-style-name="Заголовок1" style:family="paragraph">
      <style:text-properties style:font-name="Times New Roman" fo:color="#000000"/>
    </style:style>
    <style:style style:name="P224" style:parent-style-name="Standard" style:family="paragraph">
      <style:paragraph-properties fo:text-indent="0.3937in"/>
    </style:style>
    <style:style style:name="T22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239" style:parent-style-name="Standard" style:family="paragraph">
      <style:paragraph-properties fo:text-indent="0.3937in"/>
    </style:style>
    <style:style style:name="T24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254" style:parent-style-name="Standard" style:family="paragraph">
      <style:paragraph-properties fo:text-indent="0.3937in"/>
    </style:style>
    <style:style style:name="T25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267" style:parent-style-name="Заголовок1" style:family="paragraph">
      <style:text-properties style:font-name="Times New Roman" fo:color="#000000"/>
    </style:style>
    <style:style style:name="P268" style:parent-style-name="Standard" style:family="paragraph">
      <style:paragraph-properties fo:text-indent="0.3937in"/>
      <style:text-properties style:font-name="Times New Roman" fo:color="#000000"/>
    </style:style>
    <style:style style:name="P269" style:parent-style-name="Standard" style:family="paragraph">
      <style:paragraph-properties fo:text-indent="0.3937in"/>
    </style:style>
    <style:style style:name="T2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71" style:parent-style-name="Standard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color="#111111" fo:font-size="14pt" style:font-size-asian="14pt" style:font-size-complex="14pt" fo:language="en" fo:country="US" style:language-asian="ru" style:country-asian="RU"/>
    </style:style>
    <style:style style:name="P272" style:parent-style-name="Standard" style:family="paragraph">
      <style:paragraph-properties fo:text-indent="0.3937in"/>
    </style:style>
  </office:automatic-styles>
  <office:body>
    <office:text text:use-soft-page-breaks="true">
      <text:p text:style-name="P1">МОАУ «Гимназия №5»</text:p>
      <text:p text:style-name="P2"/>
      <text:p text:style-name="P3"/>
      <text:p text:style-name="P4"/>
      <text:p text:style-name="P5"/>
      <text:p text:style-name="P6"/>
      <text:p text:style-name="P7"><text:span text:style-name="T8">Создание игры<text:s/></text:span><text:span text:style-name="T9">«Dangerous field»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>Выполнил:</text:p>
            <text:p text:style-name="P27">Ученик 10 «Б» класса</text:p>
            <text:p text:style-name="P28">Заньков Вадим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Проверила:</text:p>
            <text:soft-page-break/>
            <text:p text:style-name="P34">Учитель Информатики</text:p>
            <text:p text:style-name="P35">Анисина Т.Н.</text:p>
            <text:p text:style-name="P36"/>
            <text:p text:style-name="P37"/>
          </table:table-cell>
        </table:table-row>
      </table:table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Оренбург 2023</text:p>
      <text:p text:style-name="P52"/>
      <text:p text:style-name="P53"/>
      <text:p text:style-name="P54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5"><text:a xlink:href="#__RefHeading___Toc560_2535777671" office:target-frame-name="_top" xlink:show="replace">Введение<text:tab/>4</text:a></text:p>
          <text:p text:style-name="Contents2"><text:a xlink:href="#__RefHeading___Toc695_2535777671" office:target-frame-name="_top" xlink:show="replace">Актуальность<text:tab/>4</text:a></text:p>
          <text:p text:style-name="Contents2"><text:a xlink:href="#__RefHeading___Toc562_2535777671" office:target-frame-name="_top" xlink:show="replace">Цель проекта<text:tab/>4</text:a></text:p>
          <text:p text:style-name="Contents2"><text:a xlink:href="#__RefHeading___Toc564_2535777671" office:target-frame-name="_top" xlink:show="replace">Задачи<text:tab/>4</text:a></text:p>
          <text:p text:style-name="Contents2"><text:a xlink:href="#__RefHeading___Toc566_2535777671" office:target-frame-name="_top" xlink:show="replace">Гипотеза<text:tab/>4</text:a></text:p>
          <text:p text:style-name="P56"><text:a xlink:href="#__RefHeading___Toc568_2535777671" office:target-frame-name="_top" xlink:show="replace">Основная часть<text:tab/>4</text:a></text:p>
          <text:p text:style-name="Contents2"><text:a xlink:href="#__RefHeading___Toc570_2535777671" office:target-frame-name="_top" xlink:show="replace">История создания<text:tab/>4</text:a></text:p>
          <text:p text:style-name="Contents2"><text:a xlink:href="#__RefHeading___Toc572_2535777671" office:target-frame-name="_top" xlink:show="replace">Общее представление о языке HTML<text:tab/>5</text:a></text:p>
          <text:p text:style-name="Contents2"><text:a xlink:href="#__RefHeading___Toc574_2535777671" office:target-frame-name="_top" xlink:show="replace">Браузеры<text:tab/>6</text:a></text:p>
          <text:p text:style-name="Contents2"><text:a xlink:href="#__RefHeading___Toc576_2535777671" office:target-frame-name="_top" xlink:show="replace">Браузерные войны<text:tab/>6</text:a></text:p>
          <text:p text:style-name="P57"><text:a xlink:href="#__RefHeading___Toc578_2535777671" office:target-frame-name="_top" xlink:show="replace">Общее представление о языке CSS<text:tab/>6</text:a></text:p>
          <text:p text:style-name="Contents2"><text:a xlink:href="#__RefHeading___Toc580_2535777671" office:target-frame-name="_top" xlink:show="replace">Использование CSS<text:tab/>7</text:a></text:p>
          <text:p text:style-name="Contents2"><text:a xlink:href="#__RefHeading___Toc582_2535777671" office:target-frame-name="_top" xlink:show="replace">История создания CSS<text:tab/>7</text:a></text:p>
          <text:p text:style-name="P58"><text:a xlink:href="#__RefHeading___Toc584_2535777671" office:target-frame-name="_top" xlink:show="replace">Общее представление о языке JavaScript<text:tab/>7</text:a></text:p>
          <text:p text:style-name="Contents2"><text:a xlink:href="#__RefHeading___Toc586_2535777671" office:target-frame-name="_top" xlink:show="replace">История создания JavaScript<text:tab/>8</text:a></text:p>
          <text:p text:style-name="Contents2"><text:a xlink:href="#__RefHeading___Toc588_2535777671" office:target-frame-name="_top" xlink:show="replace">Использование JavaScript<text:tab/>8</text:a></text:p>
          <text:p text:style-name="P59"><text:a xlink:href="#__RefHeading___Toc396_1645256354" office:target-frame-name="_top" xlink:show="replace">Заключение<text:tab/>8</text:a></text:p>
          <text:p text:style-name="P60"><text:a xlink:href="#__RefHeading___Toc398_1645256354" office:target-frame-name="_top" xlink:show="replace">Список литературы<text:tab/>8</text:a></text:p>
          <text:p text:style-name="P61"><text:a xlink:href="#__RefHeading___Toc400_1645256354" office:target-frame-name="_top" xlink:show="replace">Приложение<text:tab/>9</text:a></text:p>
        </text:index-body>
      </text:table-of-content>
      <text:p text:style-name="P62"><text:a xlink:href="#__RefHeading___Toc400_1645256354" office:target-frame-name="_top" xlink:show="replace"/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h text:style-name="P70" text:outline-level="1"><text:bookmark-start text:name="__RefHeading___Toc560_2535777671"/><text:bookmark-start text:name="_Toc126997703"/><text:soft-page-break/>Введение<text:bookmark-end text:name="__RefHeading___Toc560_2535777671"/><text:bookmark-end text:name="_Toc126997703"/></text:h>
      <text:h text:style-name="P71" text:outline-level="2"><text:bookmark-start text:name="__RefHeading___Toc695_2535777671"/>Актуальность<text:bookmark-end text:name="__RefHeading___Toc695_2535777671"/></text:h>
      <text:p text:style-name="P72"><text:span text:style-name="T73">В настоящее время существует большинство различных игр. В основном, чтобы поиграть в них, нужно скачать её и тем самым потратить память на компьютере. Я же написал игру на<text:s/></text:span><text:span text:style-name="T74">web</text:span><text:span text:style-name="T75">-страничке, которую не нужно скачивать. Перед началом<text:s/></text:span><text:span text:style-name="T76">игры, вы можете создать аватарку, которая будет отображаться у вас при игре. Играя, вы развиваете свое мышление, а также проверяете свою удачу. Исходя из этого можно сделать вывод, что такая игра будет актуальна для пользования как детей, так и взрослых.</text:span></text:p>
      <text:h text:style-name="P77" text:outline-level="2"><text:bookmark-start text:name="__RefHeading___Toc562_2535777671"/><text:bookmark-start text:name="_Toc126997704"/>Цель проекта<text:bookmark-end text:name="__RefHeading___Toc562_2535777671"/><text:bookmark-end text:name="_Toc126997704"/></text:h>
      <text:p text:style-name="P78"><text:span text:style-name="T79">Целью данного проекта является создание игры «</text:span><text:span text:style-name="T80">Dangerous</text:span><text:span text:style-name="T81"><text:s/></text:span><text:span text:style-name="T82">field</text:span><text:span text:style-name="T83">» в среде разработки<text:s/></text:span><text:span text:style-name="T84">Visual</text:span><text:span text:style-name="T85"><text:s/></text:span><text:span text:style-name="T86">Studio</text:span><text:span text:style-name="T87"><text:s/></text:span><text:span text:style-name="T88">Code</text:span><text:span text:style-name="T89">.</text:span></text:p>
      <text:h text:style-name="P90" text:outline-level="2"><text:bookmark-start text:name="__RefHeading___Toc564_2535777671"/><text:bookmark-start text:name="_Toc126997705"/>Задачи<text:bookmark-end text:name="__RefHeading___Toc564_2535777671"/><text:bookmark-end text:name="_Toc126997705"/></text:h>
      <text:list text:style-name="WWNum1">
        <text:list-item text:start-value="1">
          <text:p text:style-name="P91">Изучение литературы по теме веб-разработка</text:p>
        </text:list-item>
        <text:list-item>
          <text:p text:style-name="P92">Краткое изучения языков разметки, стилей и программирования.</text:p>
        </text:list-item>
        <text:list-item>
          <text:p text:style-name="P93"><text:span text:style-name="T94">Создание страницы на<text:s/></text:span><text:span text:style-name="T95">HTML.</text:span></text:p>
        </text:list-item>
        <text:list-item>
          <text:p text:style-name="P96">Подборка стилей для страницы.</text:p>
        </text:list-item>
        <text:list-item>
          <text:p text:style-name="P97">Создание программного кода.</text:p>
        </text:list-item>
        <text:list-item>
          <text:p text:style-name="P98">Проверка странички на её функционал.</text:p>
        </text:list-item>
        <text:list-item>
          <text:p text:style-name="P99">Сделать выводы</text:p>
        </text:list-item>
      </text:list>
      <text:h text:style-name="P100" text:outline-level="2"><text:bookmark-start text:name="__RefHeading___Toc566_2535777671"/><text:bookmark-start text:name="_Toc126997706"/>Гипотеза<text:bookmark-end text:name="__RefHeading___Toc566_2535777671"/><text:bookmark-end text:name="_Toc126997706"/></text:h>
      <text:p text:style-name="P101"><text:span text:style-name="T102">Е</text:span><text:span text:style-name="T103">сли я напишу онлайн игру, с использованием языков разметки (HTML), таблицы стилей (CSS) и языка программирования (JavaScript), то моя иг</text:span><text:span text:style-name="T104">ра сможет являться демонстрацией возможности создания таких игр обычными школьниками.</text:span></text:p>
      <text:p text:style-name="P105"/>
      <text:h text:style-name="P106" text:outline-level="1"><text:bookmark-start text:name="__RefHeading___Toc568_2535777671"/><text:bookmark-start text:name="_Toc126997707"/>Основная часть<text:bookmark-end text:name="__RefHeading___Toc568_2535777671"/><text:bookmark-end text:name="_Toc126997707"/></text:h>
      <text:h text:style-name="P107" text:outline-level="2"><text:bookmark-start text:name="__RefHeading___Toc570_2535777671"/><text:bookmark-start text:name="_Toc126997708"/>История создания<text:bookmark-end text:name="__RefHeading___Toc570_2535777671"/><text:bookmark-end text:name="_Toc126997708"/></text:h>
      <text:p text:style-name="P108">Плоское или объёмное игровое поле разделено на смежные ячейки, некоторые из которых «заминированы»; количество<text:s/>«заминированных» ячеек известно. Целью игры является открытие всех ячеек, не содержащих мины.</text:p>
      <text:p text:style-name="Textbody"><text:span text:style-name="T109">Игрок открывает ячейки, стараясь не открыть ячейку с миной. Открыв ячейку с миной, он проигрывает. Мины расставляются после первого хода. В первой версии (Windows</text:span><text:span text:style-name="T110"><text:s/>95-Windows XP) довольно частая ситуация, что под первой открытой ячейкой оказывалась мина. Если под открытой ячейкой мины нет,<text:s/></text:span><text:soft-page-break/><text:span text:style-name="T111">то в ней появляется число, показывающее, сколько ячеек, соседствующих с только что открытой, «заминировано»</text:span><text:span text:style-name="T112">,</text:span><text:span text:style-name="T113"><text:s/>используя эти числа</text:span><text:span text:style-name="T114">, игрок пытается рассчитать расположение мин, однако иногда даже в середине и в конце игры некоторые ячейки всё же приходится открывать наугад. Если под соседними ячейками тоже нет мин, то открывается некоторая «не заминированная» область до ячеек, в котор</text:span><text:span text:style-name="T115">ых есть цифры. «Заминированные» ячейки игрок может пометить, чтобы случайно не открыть их. Открыв все «не заминированные» ячейки, игрок выигрывает.</text:span></text:p>
      <text:p text:style-name="P116"/>
      <text:h text:style-name="Заголовок2" text:outline-level="2"><text:bookmark-start text:name="__RefHeading___Toc572_2535777671"/><text:bookmark-start text:name="_Toc126997709"/><text:span text:style-name="T117">Общее представление о языке<text:s/></text:span><text:span text:style-name="T118">HTML</text:span><text:bookmark-end text:name="__RefHeading___Toc572_2535777671"/><text:bookmark-end text:name="_Toc126997709"/></text:h>
      <text:p text:style-name="P119">Язык гипертекстовой разметки HTML был разработан британским учёным Тимом Бернерсом-Ли приблизительно в 1986—1991 годах в стенах ЦЕРНа в Женеве в Швейцарии. HTML создавался как язык для обмена научной и технической документацией, пригодный для использования людьми, не являющимися специалистами в области вёрстки. HTML успешно справлялся с проблемой сложности SGML путём определения небольшого набора структурных и семантических элементов — дескрипторов. Дескрипторы также часто называют «тегами». С помощью HTML можно легко создать относительно простой, но красиво оформленный документ.<text:s/>Помимо упрощения структуры документа, в HTML внесена поддержка гипертекста. Мультимедийные возможности были добавлены позже.</text:p>
      <text:p text:style-name="P120"><text:span text:style-name="T121">HTML не является языком программирования; это язык разметки, и используется, чтобы сообщать вашему браузеру, как отображать веб-ст</text:span><text:span text:style-name="T122">раницы, которые вы посещаете. Он может быть сложным или простым, в зависимости от того, как хочет веб-дизайнер. HTML состоит из ряда элементов, которые вы используете, чтобы вкладывать или оборачивать различные части контента, чтобы заставить контент отобр</text:span><text:span text:style-name="T123">ажаться или действовать определённым образом.</text:span></text:p>
      <text:p text:style-name="P124"><text:span text:style-name="T125">Изначально язык HTML был задуман и создан как средство структурирования и форматирования документов без их привязки к средствам воспроизведения (отображения). В идеале, текст с разметкой HTML должен был без<text:s/></text:span><text:span text:style-name="T126">стилистических и структурных искажений воспроизводиться на оборудовании с различной технической оснащённостью (цветной экран современного компьютера, монохромный экран органайзера, ограниченный по размерам экран мобильного телефона или устройства и програм</text:span><text:span text:style-name="T127">мы голосового воспроизведения текстов). Однако современное применение HTML очень далеко от его изначальной задачи. Например, тег </text:span><text:span text:style-name="T128">&lt;table&gt;</text:span><text:span text:style-name="T129"> предназначен для создания в документах таблиц, но иногда используется и для оформления размещения элементов на странице</text:span><text:span text:style-name="T130">. С течением времени основная идея платформонезависимости языка HTML была принесена в жертву современным потребностям в мультимедийном и графическом оформлении.</text:span></text:p>
      <text:h text:style-name="P131" text:outline-level="2"><text:bookmark-start text:name="__RefHeading___Toc574_2535777671"/><text:bookmark-start text:name="_Toc126997710"/><text:soft-page-break/>Браузеры<text:bookmark-end text:name="__RefHeading___Toc574_2535777671"/><text:bookmark-end text:name="_Toc126997710"/></text:h>
      <text:p text:style-name="P132"><text:span text:style-name="T133">Текстовые документы, содержащие разметку на языке HTML (такие документы<text:s/></text:span><text:span text:style-name="T134">традиционно имеют </text:span><text:span text:style-name="T135">расширение</text:span><text:span text:style-name="T136"><text:s/></text:span><text:span text:style-name="T137">.html</text:span><text:span text:style-name="T138"> или </text:span><text:span text:style-name="T139">.htm</text:span><text:span text:style-name="T140">), обрабатываются специальными приложения, которые отображают документ в его форматированном виде. Такие приложения, называемые «браузерами» или «интернет-обозревателями», обычно предоставляют пользователю удобный</text:span><text:span text:style-name="T141"> </text:span><text:span text:style-name="T142">интерфейс</text:span><text:span text:style-name="T143"> для запроса </text:span><text:span text:style-name="T144">веб-страниц</text:span><text:span text:style-name="T145">, их просмотра (и вывода на иные внешние устройства) и, при необходимости, отправки введённых пользователем данных на сервер. Наиболее популярными браузерами являются:<text:s/></text:span><text:span text:style-name="T146">Google</text:span><text:span text:style-name="T147"><text:s/></text:span><text:span text:style-name="T148">Chrome</text:span><text:span text:style-name="T149">,<text:s/></text:span><text:span text:style-name="T150">Yandex</text:span><text:span text:style-name="T151">,<text:s/></text:span><text:span text:style-name="T152">Safari</text:span><text:span text:style-name="T153">,<text:s/></text:span><text:span text:style-name="T154">Mozilla</text:span><text:span text:style-name="T155">.</text:span></text:p>
      <text:h text:style-name="P156" text:outline-level="2"><text:bookmark-start text:name="__RefHeading___Toc576_2535777671"/><text:bookmark-start text:name="_Toc126997711"/>Браузерные войны<text:bookmark-end text:name="__RefHeading___Toc576_2535777671"/><text:bookmark-end text:name="_Toc126997711"/></text:h>
      <text:p text:style-name="P157">В середине 1990-х годов основные производители браузеров — компании Netscape и Microsoft — начали внедрять собственные наборы элементов в HTML-разметку. Создалась путаница из различных конструкций для работы во Всемирной паутине, доступных для просмотра<text:s/>то в одном, то в другом браузере. Особенно большие трудности были при создании кросс-браузерных программ на языке JavaScript. Веб-мастерам приходилось создавать несколько вариантов страниц или прибегать к другим ухищрениям. На какое-то время проблема потеряла актуальность по двум причинам:</text:p>
      <text:list text:style-name="WWNum2">
        <text:list-item>
          <text:p text:style-name="P158">Из-за вытеснения браузером Internet Explorer всех остальных браузеров. Соответственно, проблема веб-мастеров становилась проблемой пользователей альтернативных браузеров.</text:p>
        </text:list-item>
        <text:list-item>
          <text:p text:style-name="P159">Благодаря усилиям производителей других браузеров, которые либо следовали стандартам W3C (как Mozilla и Opera), либо пытались создать максимальную совместимость с Internet Explorer.</text:p>
        </text:list-item>
      </text:list>
      <text:p text:style-name="P160"><text:span text:style-name="T161">На современном этапе</text:span><text:span text:style-name="T162"><text:s/></text:span><text:span text:style-name="T163">можно констатировать рост популярности браузеров, следующих рекомендациям W3C (это Mozilla Firefox и д</text:span><text:span text:style-name="T164">ругие браузеры на движке Gecko; Safari, Google Chrome, Opera и другие браузеры на движке WebKit). Доля Internet Explorer на июль 2022 года составляет менее 0.28 %.</text:span></text:p>
      <text:p text:style-name="P165"><text:span text:style-name="T166">В современной практике</text:span><text:span text:style-name="T167"><text:s/></text:span><text:span text:style-name="T168">существует возможность упростить разработку кросс-браузерных программ</text:span><text:span text:style-name="T169"><text:s/>на языке JavaScript с помощью различных библиотек и фреймворков.</text:span></text:p>
      <text:h text:style-name="Заголовок1" text:outline-level="1"><text:bookmark-start text:name="__RefHeading___Toc578_2535777671"/><text:bookmark-start text:name="_Toc126997712"/><text:span text:style-name="T170">Общее представление о языке<text:s/></text:span><text:span text:style-name="T171">CSS</text:span><text:bookmark-end text:name="__RefHeading___Toc578_2535777671"/><text:bookmark-end text:name="_Toc126997712"/></text:h>
      <text:p text:style-name="P172"><text:span text:style-name="T173">Cascading Style Sheets (CSS)<text:s/></text:span><text:span text:style-name="T174">является таблица стилей язык, используемый для описания представления документа, написанного на HTML. CSS описывает, как<text:s/></text:span><text:span text:style-name="T175">элементы должны отображаться на экране, на бумаге, в речи или на других носителях.</text:span></text:p>
      <text:p text:style-name="P176"/>
      <text:h text:style-name="Заголовок2" text:outline-level="2"><text:bookmark-start text:name="__RefHeading___Toc580_2535777671"/><text:bookmark-start text:name="_Toc126997713"/><text:soft-page-break/><text:span text:style-name="T177">Использование<text:s/></text:span><text:span text:style-name="T178">CSS</text:span><text:bookmark-end text:name="__RefHeading___Toc580_2535777671"/><text:bookmark-end text:name="_Toc126997713"/></text:h>
      <text:p text:style-name="P179">CSS используется создателями веб-страниц для задания цветов, шрифтов, стилей, расположения отдельных блоков и других аспектов представления внешнего вида<text:s/>этих веб-страниц. Основной целью разработки CSS является ограждение и отделение описания логической структуры веб-страницы (которое производится с помощью HTML или других языков разметки) от описания внешнего вида этой веб-страницы (которое теперь производится с помощью формального языка CSS). Такое разделение может увеличить доступность документа, предоставить большую гибкость и возможность управления его представлением, а также уменьшить сложность и повторяемость в структурном содержимом.</text:p>
      <text:p text:style-name="P180">Кроме того, CSS<text:s/>позволяет представлять один и тот же документ в различных стилях или методах вывода, таких как экранное представление, печатное представление, чтение голосом (специальным голосовым браузером или программой чтения с экрана) или при выводе устройствами, использующими шрифт Брайля.</text:p>
      <text:h text:style-name="Заголовок2" text:outline-level="2"><text:bookmark-start text:name="__RefHeading___Toc582_2535777671"/><text:bookmark-start text:name="_Toc126997714"/><text:span text:style-name="T181">История создания<text:s/></text:span><text:span text:style-name="T182">CSS</text:span><text:bookmark-end text:name="__RefHeading___Toc582_2535777671"/><text:bookmark-end text:name="_Toc126997714"/></text:h>
      <text:p text:style-name="P183">CSS — одна из широкого спектра технологий, одобренных консорциумом W3C и получивших общее название «стандарты Web». В 1990-х годах стала ясна необходимость стандартизировать Web, создать какие-то единые правила,<text:s/>по которым программисты и веб-дизайнеры проектировали бы сайты. Так появились языки HTML 4.01 и XHTML, и стандарт CSS.</text:p>
      <text:p text:style-name="P184">В начале 1990-х различные браузеры имели свои стили для отображения веб-страниц. HTML развивался очень быстро и был способен удовлетворить все существовавшие на тот момент потребности по оформлению информации, поэтому CSS не получил тогда широкого признания.</text:p>
      <text:p text:style-name="P185">Термин «каскадные таблицы стилей» был предложен Хоконом Ли в 1994 году. Совместно с Бертом Босом он стал развивать CSS.</text:p>
      <text:p text:style-name="P186">В<text:s/>отличие от многих существовавших на тот момент языков стиля, CSS использует наследование от родителя к потомку, поэтому разработчик может определить разные стили, основываясь на уже определённых ранее стилях.</text:p>
      <text:p text:style-name="P187">В середине 1990-х Консорциум Всемирной паутины<text:s/>(W3C) стал проявлять интерес к CSS, и в декабре 1996 года была издана рекомендация CSS1.</text:p>
      <text:p text:style-name="P188"/>
      <text:h text:style-name="Заголовок1" text:outline-level="1"><text:bookmark-start text:name="__RefHeading___Toc584_2535777671"/><text:bookmark-start text:name="_Toc126997715"/><text:span text:style-name="T189">Общее представление о языке<text:s/></text:span><text:span text:style-name="T190">JavaScript</text:span><text:bookmark-end text:name="__RefHeading___Toc584_2535777671"/><text:bookmark-end text:name="_Toc126997715"/></text:h>
      <text:p text:style-name="P191"><text:span text:style-name="T192">JavaScript — это язык управления элементами на сайте. Он умеет красить кнопки, запускать анимации, загружать эффекты, и всё это</text:span><text:span text:style-name="T193"> — без перезагрузки страницы. Например, вы нажали кнопку «Нравится» — вспыхнуло красное сердечко. Или навели курсор на три точки, и выпало<text:s/></text:span><text:soft-page-break/><text:span text:style-name="T194">меню. В обоих случаях на странице сработал </text:span><text:span text:style-name="T195">скрипт</text:span><text:span text:style-name="T196">. А JavaScript как раз главный по ним в интернете — отсюда и его наз</text:span><text:span text:style-name="T197">вание.</text:span></text:p>
      <text:h text:style-name="Заголовок2" text:outline-level="2"><text:bookmark-start text:name="__RefHeading___Toc586_2535777671"/><text:bookmark-start text:name="_Toc126997716"/><text:span text:style-name="T198">История создания<text:s/></text:span><text:span text:style-name="T199">JavaScript</text:span><text:bookmark-end text:name="__RefHeading___Toc586_2535777671"/><text:bookmark-end text:name="_Toc126997716"/></text:h>
      <text:p text:style-name="P200"><text:span text:style-name="T201">В разработке JavaScript участвовали Брендана Эйха вместе с сооснователем </text:span><text:span text:style-name="T202">Netscape</text:span><text:span text:style-name="T203"><text:s/></text:span><text:span text:style-name="T204">Communications</text:span><text:span text:style-name="T205"><text:s/>Марком Андрессеном и сооснователем  Биллом Джойем. Компании ставили перед собой цель обеспечить «язык для склеивания» составляющих частей веб-ресурса: добавление немного поведения на веб-страницу. Например, обработать нажатие кнопок на веб-странице, произ</text:span><text:span text:style-name="T206">вести какие-нибудь другие действия, связанные прежде всего с элементами управления, добавить изображений, плагины, Java-апплеты, которые были бы удобны для веб-дизайнеров и программистов, не обладающих высокой квалификацией. Также он применяется как язык с</text:span><text:span text:style-name="T207">ерверной стороны. Первоначально язык назывался Mocha, затем он был переименован в LiveScript и предназначался как для программирования на стороне клиента, так и для программирования на стороне сервера (там он должен был называться LiveWire). На синтаксис о</text:span><text:span text:style-name="T208">казали влияние языки Си и Java. 4 декабря 1995 года LiveScript переименовали в JavaScript, получив соответствующую лицензию у Sun. Первая публичная версия JavaScript была встроена в Netscape Navigator 2.0, выпущенный в 1995 году.</text:span></text:p>
      <text:h text:style-name="Заголовок2" text:outline-level="2"><text:bookmark-start text:name="__RefHeading___Toc588_2535777671"/><text:span text:style-name="T209">Использование<text:s/></text:span><text:span text:style-name="T210">JavaScript</text:span><text:bookmark-end text:name="__RefHeading___Toc588_2535777671"/></text:h>
      <text:p text:style-name="P211">Первоначально JavaScript обладал довольно небольшими возможностями. Его цель состояла лишь в том, чтобы добавить немного поведения на веб-страницу. Например, обработать нажатие кнопок на веб-странице, произвести какие-нибудь другие действия, связанные прежде всего с элементами управления.</text:p>
      <text:p text:style-name="P212">Однако развитие веб-среды, появление HTML5 и технологии Node.js открыло перед JavaScript гораздо большие горизонты. Сейчас JavaScript продолжает использоваться для создания веб-сайтов, только теперь он предоставляет гораздо больше возможностей.</text:p>
      <text:h text:style-name="P213" text:outline-level="1"><text:bookmark-start text:name="__RefHeading___Toc396_1645256354"/>Заключение<text:bookmark-end text:name="__RefHeading___Toc396_1645256354"/></text:h>
      <text:p text:style-name="P214"><text:span text:style-name="T215">Web</text:span><text:span text:style-name="T216">-страница, разработанная мною на языке<text:s/></text:span><text:span text:style-name="T217">HTML</text:span><text:span text:style-name="T218">,<text:s/></text:span><text:span text:style-name="T219">CSS</text:span><text:span text:style-name="T220">,<text:s/></text:span><text:span text:style-name="T221">JavaScript</text:span><text:span text:style-name="T222">, позволяет получить удовольствие от игры. Стоит отметить, что этот проект не является полностью завершенным ведь страницу можно улучшать и улучшать.</text:span></text:p>
      <text:h text:style-name="P223" text:outline-level="1"><text:bookmark-start text:name="__RefHeading___Toc398_1645256354"/>Список литературы<text:bookmark-end text:name="__RefHeading___Toc398_1645256354"/></text:h>
      <text:p text:style-name="P224"><text:span text:style-name="T225">1. Определение<text:s/></text:span><text:span text:style-name="T226">HTML</text:span><text:span text:style-name="T227"><text:s/></text:span><text:span text:style-name="T228">https</text:span><text:span text:style-name="T229">://</text:span><text:span text:style-name="T230">ru</text:span><text:span text:style-name="T231">.</text:span><text:span text:style-name="T232">wikipedia</text:span><text:span text:style-name="T233">.</text:span><text:span text:style-name="T234">org</text:span><text:span text:style-name="T235">/</text:span><text:span text:style-name="T236">wiki</text:span><text:span text:style-name="T237">/</text:span><text:span text:style-name="T238">HTML</text:span></text:p>
      <text:p text:style-name="P239"><text:span text:style-name="T240">2. Определение<text:s/></text:span><text:span text:style-name="T241">CSS</text:span><text:span text:style-name="T242"><text:s/>-<text:s/></text:span><text:span text:style-name="T243">https</text:span><text:span text:style-name="T244">://</text:span><text:span text:style-name="T245">ru</text:span><text:span text:style-name="T246">.</text:span><text:span text:style-name="T247">wikipedia</text:span><text:span text:style-name="T248">.</text:span><text:span text:style-name="T249">org</text:span><text:span text:style-name="T250">/</text:span><text:span text:style-name="T251">wiki</text:span><text:span text:style-name="T252">/</text:span><text:span text:style-name="T253">CSS</text:span></text:p>
      <text:soft-page-break/>
      <text:p text:style-name="P254"><text:span text:style-name="T255">3. Определение<text:s/></text:span><text:span text:style-name="T256">JavaScript</text:span><text:span text:style-name="T257"><text:s/>-<text:s/></text:span><text:span text:style-name="T258">https</text:span><text:span text:style-name="T259">://</text:span><text:span text:style-name="T260">ru</text:span><text:span text:style-name="T261">.</text:span><text:span text:style-name="T262">bmstu</text:span><text:span text:style-name="T263">.</text:span><text:span text:style-name="T264">wiki</text:span><text:span text:style-name="T265">/</text:span><text:span text:style-name="T266">JavaScript</text:span></text:p>
      <text:h text:style-name="P267" text:outline-level="1"><text:bookmark-start text:name="__RefHeading___Toc400_1645256354"/>Приложение<text:bookmark-end text:name="__RefHeading___Toc400_1645256354"/></text:h>
      <text:p text:style-name="P268"/>
      <text:p text:style-name="P269"><text:a xlink:href="https://clck.ru/33gP9c" office:target-frame-name="_top" xlink:show="replace"><text:span text:style-name="T270">clck.ru/33gP9c</text:span></text:a><text:line-break/></text:p>
      <text:p text:style-name="P271"/>
      <text:p text:style-name="P2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Noto Sans" svg:font-family="Noto Sans" style:font-family-generic="swiss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roman" style:font-pitch="variable"/>
    <style:font-face style:name="Liberation Serif" svg:font-family="Liberation Serif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libri Light" style:font-name-asian="Calibri Light" style:font-name-complex="Calibri Light" fo:font-weight="bold" style:font-weight-asian="bold" style:font-weight-complex="bold" fo:color="#2F5496" fo:font-size="14pt" style:font-size-asian="14pt" style:font-size-complex="14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style:font-name="Calibri Light" style:font-name-asian="Calibri Light" style:font-name-complex="Calibri Light" fo:font-weight="bold" style:font-weight-asian="bold" style:font-weight-complex="bold" fo:color="#4472C4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ОбычныйИнтернет" style:display-name="Обычный (Интернет)" style:family="paragraph" style:parent-style-name="Standard">
      <style:paragraph-properties fo:margin-top="0.0194in" fo:margin-bottom="0.01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ContentsHeading" style:display-name="Contents Heading" style:family="paragraph" style:parent-style-name="Заголовок1" style:default-outline-level="1">
      <style:paragraph-properties text:number-lines="false" fo:line-height="115%"/>
      <style:text-properties fo:font-size="16pt" style:font-size-asian="16pt" style:font-size-complex="16pt" style:language-asian="ru" style:country-asian="RU"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Объектбеззаливки" style:display-name="Объект без заливки" style:family="paragraph" style:parent-style-name="Standard">
      <style:paragraph-properties fo:margin-bottom="0in" style:line-height-at-least="0.1388in"/>
      <style:text-properties style:font-name="Lucida Sans" style:font-name-asian="Lucida Sans" style:font-name-complex="Lucida Sans" fo:font-size="18pt" style:font-size-asian="18pt" fo:hyphenate="false"/>
    </style:style>
    <style:style style:name="Объектбеззаливкиилиний" style:display-name="Объект без заливки и линий" style:family="paragraph" style:parent-style-name="Standard">
      <style:paragraph-properties fo:margin-bottom="0in" style:line-height-at-least="0.1388in"/>
      <style:text-properties style:font-name="Lucida Sans" style:font-name-asian="Lucida Sans" style:font-name-complex="Lucida Sans" fo:font-size="18pt" style:font-size-asian="18pt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ЗаглавиеА4" style:display-name="Заглавие А4" style:family="paragraph" style:parent-style-name="A4">
      <style:text-properties fo:font-size="43.5pt" style:font-size-asian="43.5pt" fo:hyphenate="false"/>
    </style:style>
    <style:style style:name="ЗаголовокА4" style:display-name="Заголовок А4" style:family="paragraph" style:parent-style-name="A4">
      <style:text-properties fo:font-size="24pt" style:font-size-asian="24pt" fo:hyphenate="false"/>
    </style:style>
    <style:style style:name="ТекстА4" style:display-name="Текст А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ЗаглавиеА0" style:display-name="Заглавие А0" style:family="paragraph" style:parent-style-name="A0">
      <style:text-properties fo:font-size="95.5pt" style:font-size-asian="95.5pt" fo:hyphenate="false"/>
    </style:style>
    <style:style style:name="ЗаголовокА0" style:display-name="Заголовок А0" style:family="paragraph" style:parent-style-name="A0">
      <style:text-properties fo:font-size="71.5pt" style:font-size-asian="71.5pt" fo:hyphenate="false"/>
    </style:style>
    <style:style style:name="ТекстА0" style:display-name="Текст А0" style:family="paragraph" style:parent-style-name="A0">
      <style:text-properties fo:hyphenate="false"/>
    </style:style>
    <style:style style:name="Графика" style:display-name="Графика" style:family="paragraph">
      <style:text-properties style:font-name="Liberation Sans" style:font-name-asian="Tahoma" style:font-name-complex="Arial" fo:font-size="18pt" style:font-size-asian="18pt" style:font-size-complex="12pt" fo:hyphenate="false"/>
    </style:style>
    <style:style style:name="Фигуры" style:display-name="Фигуры" style:family="paragraph" style:parent-style-name="Графика">
      <style:text-properties style:font-name-asian="Liberation Sans" style:font-name-complex="Liberation Sans" fo:font-weight="bold" style:font-weight-asian="bold" fo:font-size="14pt" style:font-size-asian="14pt" fo:hyphenate="false"/>
    </style:style>
    <style:style style:name="Заливка" style:display-name="Заливка" style:family="paragraph" style:parent-style-name="Фигуры">
      <style:text-properties fo:hyphenate="false"/>
    </style:style>
    <style:style style:name="Заливкасиним" style:display-name="Заливка синим" style:family="paragraph" style:parent-style-name="Заливка">
      <style:text-properties fo:color="#FFFFFF" fo:hyphenate="false"/>
    </style:style>
    <style:style style:name="Заливказелёным" style:display-name="Заливка зелёным" style:family="paragraph" style:parent-style-name="Заливка">
      <style:text-properties fo:color="#FFFFFF" fo:hyphenate="false"/>
    </style:style>
    <style:style style:name="Заливкакрасным" style:display-name="Заливка красным" style:family="paragraph" style:parent-style-name="Заливка">
      <style:text-properties fo:color="#FFFFFF" fo:hyphenate="false"/>
    </style:style>
    <style:style style:name="Заливкажёлтым" style:display-name="Заливка жёлтым" style:family="paragraph" style:parent-style-name="Заливка">
      <style:text-properties fo:color="#FFFFFF" fo:hyphenate="false"/>
    </style:style>
    <style:style style:name="Контур" style:display-name="Контур" style:family="paragraph" style:parent-style-name="Фигуры">
      <style:text-properties fo:hyphenate="false"/>
    </style:style>
    <style:style style:name="Контурсиний" style:display-name="Контур синий" style:family="paragraph" style:parent-style-name="Контур">
      <style:text-properties fo:color="#355269" fo:hyphenate="false"/>
    </style:style>
    <style:style style:name="Контурзеленый" style:display-name="Контур зеленый" style:family="paragraph" style:parent-style-name="Контур">
      <style:text-properties fo:color="#127622" fo:hyphenate="false"/>
    </style:style>
    <style:style style:name="Контуркрасный" style:display-name="Контур красный" style:family="paragraph" style:parent-style-name="Контур">
      <style:text-properties fo:color="#C9211E" fo:hyphenate="false"/>
    </style:style>
    <style:style style:name="Контуржёлтый" style:display-name="Контур жёлтый" style:family="paragraph" style:parent-style-name="Контур">
      <style:text-properties fo:color="#B47804" fo:hyphenate="false"/>
    </style:style>
    <style:style style:name="Линии" style:display-name="Линии" style:family="paragraph" style:parent-style-name="Графика">
      <style:text-properties style:font-name-asian="Liberation Sans" style:font-name-complex="Liberation Sans" fo:hyphenate="false"/>
    </style:style>
    <style:style style:name="Стрелки" style:display-name="Стрелки" style:family="paragraph" style:parent-style-name="Линии">
      <style:text-properties fo:hyphenate="false"/>
    </style:style>
    <style:style style:name="Штриховаялиния" style:display-name="Штриховая линия" style:family="paragraph" style:parent-style-name="Линии">
      <style:text-properties fo:hyphenate="false"/>
    </style:style>
    <style:style style:name="TitleContentLTGliederung1" style:display-name="Title;Content~LT~Gliederung 1" style:family="paragraph">
      <style:paragraph-properties fo:margin-top="0.1965in"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TitleContentLTGliederung2" style:display-name="Title;Content~LT~Gliederung 2" style:family="paragraph" style:parent-style-name="TitleContentLTGliederung1">
      <style:paragraph-properties fo:margin-top="0.1576in"/>
      <style:text-properties style:font-name-asian="DejaVu Sans" style:font-name-complex="DejaVu Sans" fo:hyphenate="false"/>
    </style:style>
    <style:style style:name="TitleContentLTGliederung3" style:display-name="Title;Content~LT~Gliederung 3" style:family="paragraph" style:parent-style-name="TitleContentLTGliederung2">
      <style:paragraph-properties fo:margin-top="0.118in"/>
      <style:text-properties fo:hyphenate="false"/>
    </style:style>
    <style:style style:name="TitleContentLTGliederung4" style:display-name="Title;Content~LT~Gliederung 4" style:family="paragraph" style:parent-style-name="TitleContentLTGliederung3">
      <style:paragraph-properties fo:margin-top="0.0784in"/>
      <style:text-properties fo:hyphenate="false"/>
    </style:style>
    <style:style style:name="TitleContentLTGliederung5" style:display-name="Title;Content~LT~Gliederung 5" style:family="paragraph" style:parent-style-name="TitleContentLTGliederung4">
      <style:paragraph-properties fo:margin-top="0.0395in"/>
      <style:text-properties fo:font-size="20pt" style:font-size-asian="20pt" fo:hyphenate="false"/>
    </style:style>
    <style:style style:name="TitleContentLTGliederung6" style:display-name="Title;Content~LT~Gliederung 6" style:family="paragraph" style:parent-style-name="TitleContentLTGliederung5">
      <style:text-properties fo:hyphenate="false"/>
    </style:style>
    <style:style style:name="TitleContentLTGliederung7" style:display-name="Title;Content~LT~Gliederung 7" style:family="paragraph" style:parent-style-name="TitleContentLTGliederung6">
      <style:text-properties fo:hyphenate="false"/>
    </style:style>
    <style:style style:name="TitleContentLTGliederung8" style:display-name="Title;Content~LT~Gliederung 8" style:family="paragraph" style:parent-style-name="TitleContentLTGliederung7">
      <style:text-properties fo:hyphenate="false"/>
    </style:style>
    <style:style style:name="TitleContentLTGliederung9" style:display-name="Title;Content~LT~Gliederung 9" style:family="paragraph" style:parent-style-name="TitleContentLTGliederung8">
      <style:text-properties fo:hyphenate="false"/>
    </style:style>
    <style:style style:name="TitleContentLTTitel" style:display-name="Title;Content~LT~Titel" style:family="paragraph">
      <style:paragraph-properties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TitleContentLTUntertitel" style:display-name="Title;Content~LT~Untertitel" style:family="paragraph">
      <style:paragraph-properties fo:text-align="center"/>
      <style:text-properties style:font-name="Lucida Sans" style:font-name-asian="Tahoma" style:font-name-complex="Arial" fo:font-size="32pt" style:font-size-asian="32pt" style:font-size-complex="12pt" fo:hyphenate="false"/>
    </style:style>
    <style:style style:name="TitleContentLTNotizen" style:display-name="Title;Content~LT~Notizen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Arial" fo:font-size="20pt" style:font-size-asian="20pt" style:font-size-complex="12pt" fo:hyphenate="false"/>
    </style:style>
    <style:style style:name="TitleContentLTHintergrundobjekte" style:display-name="Title;Content~LT~Hintergrundobjekte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TitleContentLTHintergrund" style:display-name="Title;Content~LT~Hintergrund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default" style:display-name="default" style:family="paragraph">
      <style:paragraph-properties style:line-height-at-least="0.1388in"/>
      <style:text-properties style:font-name="Lucida Sans" style:font-name-asian="Tahoma" style:font-name-complex="Arial" fo:font-size="18pt" style:font-size-asian="18pt" style:font-size-complex="12pt" fo:hyphenate="false"/>
    </style:style>
    <style:style style:name="gray1" style:display-name="gray1" style:family="paragraph" style:parent-style-name="default">
      <style:text-properties style:font-name-asian="Lucida Sans" style:font-name-complex="Lucida Sans" fo:hyphenate="false"/>
    </style:style>
    <style:style style:name="gray2" style:display-name="gray2" style:family="paragraph" style:parent-style-name="default">
      <style:text-properties style:font-name-asian="Lucida Sans" style:font-name-complex="Lucida Sans" fo:hyphenate="false"/>
    </style:style>
    <style:style style:name="gray3" style:display-name="gray3" style:family="paragraph" style:parent-style-name="default">
      <style:text-properties style:font-name-asian="Lucida Sans" style:font-name-complex="Lucida Sans" fo:hyphenate="false"/>
    </style:style>
    <style:style style:name="bw1" style:display-name="bw1" style:family="paragraph" style:parent-style-name="default">
      <style:text-properties style:font-name-asian="Lucida Sans" style:font-name-complex="Lucida Sans" fo:hyphenate="false"/>
    </style:style>
    <style:style style:name="bw2" style:display-name="bw2" style:family="paragraph" style:parent-style-name="default">
      <style:text-properties style:font-name-asian="Lucida Sans" style:font-name-complex="Lucida Sans" fo:hyphenate="false"/>
    </style:style>
    <style:style style:name="bw3" style:display-name="bw3" style:family="paragraph" style:parent-style-name="default">
      <style:text-properties style:font-name-asian="Lucida Sans" style:font-name-complex="Lucida Sans" fo:hyphenate="false"/>
    </style:style>
    <style:style style:name="orange1" style:display-name="orange1" style:family="paragraph" style:parent-style-name="default">
      <style:text-properties style:font-name-asian="Lucida Sans" style:font-name-complex="Lucida Sans" fo:hyphenate="false"/>
    </style:style>
    <style:style style:name="orange2" style:display-name="orange2" style:family="paragraph" style:parent-style-name="default">
      <style:text-properties style:font-name-asian="Lucida Sans" style:font-name-complex="Lucida Sans" fo:hyphenate="false"/>
    </style:style>
    <style:style style:name="orange3" style:display-name="orange3" style:family="paragraph" style:parent-style-name="default">
      <style:text-properties style:font-name-asian="Lucida Sans" style:font-name-complex="Lucida Sans" fo:hyphenate="false"/>
    </style:style>
    <style:style style:name="turquoise1" style:display-name="turquoise1" style:family="paragraph" style:parent-style-name="default">
      <style:text-properties style:font-name-asian="Lucida Sans" style:font-name-complex="Lucida Sans" fo:hyphenate="false"/>
    </style:style>
    <style:style style:name="turquoise2" style:display-name="turquoise2" style:family="paragraph" style:parent-style-name="default">
      <style:text-properties style:font-name-asian="Lucida Sans" style:font-name-complex="Lucida Sans" fo:hyphenate="false"/>
    </style:style>
    <style:style style:name="turquoise3" style:display-name="turquoise3" style:family="paragraph" style:parent-style-name="default">
      <style:text-properties style:font-name-asian="Lucida Sans" style:font-name-complex="Lucida Sans" fo:hyphenate="false"/>
    </style:style>
    <style:style style:name="blue1" style:display-name="blue1" style:family="paragraph" style:parent-style-name="default">
      <style:text-properties style:font-name-asian="Lucida Sans" style:font-name-complex="Lucida Sans" fo:hyphenate="false"/>
    </style:style>
    <style:style style:name="blue2" style:display-name="blue2" style:family="paragraph" style:parent-style-name="default">
      <style:text-properties style:font-name-asian="Lucida Sans" style:font-name-complex="Lucida Sans" fo:hyphenate="false"/>
    </style:style>
    <style:style style:name="blue3" style:display-name="blue3" style:family="paragraph" style:parent-style-name="default">
      <style:text-properties style:font-name-asian="Lucida Sans" style:font-name-complex="Lucida Sans" fo:hyphenate="false"/>
    </style:style>
    <style:style style:name="sun1" style:display-name="sun1" style:family="paragraph" style:parent-style-name="default">
      <style:text-properties style:font-name-asian="Lucida Sans" style:font-name-complex="Lucida Sans" fo:hyphenate="false"/>
    </style:style>
    <style:style style:name="sun2" style:display-name="sun2" style:family="paragraph" style:parent-style-name="default">
      <style:text-properties style:font-name-asian="Lucida Sans" style:font-name-complex="Lucida Sans" fo:hyphenate="false"/>
    </style:style>
    <style:style style:name="sun3" style:display-name="sun3" style:family="paragraph" style:parent-style-name="default">
      <style:text-properties style:font-name-asian="Lucida Sans" style:font-name-complex="Lucida Sans" fo:hyphenate="false"/>
    </style:style>
    <style:style style:name="earth1" style:display-name="earth1" style:family="paragraph" style:parent-style-name="default">
      <style:text-properties style:font-name-asian="Lucida Sans" style:font-name-complex="Lucida Sans" fo:hyphenate="false"/>
    </style:style>
    <style:style style:name="earth2" style:display-name="earth2" style:family="paragraph" style:parent-style-name="default">
      <style:text-properties style:font-name-asian="Lucida Sans" style:font-name-complex="Lucida Sans" fo:hyphenate="false"/>
    </style:style>
    <style:style style:name="earth3" style:display-name="earth3" style:family="paragraph" style:parent-style-name="default">
      <style:text-properties style:font-name-asian="Lucida Sans" style:font-name-complex="Lucida Sans" fo:hyphenate="false"/>
    </style:style>
    <style:style style:name="green1" style:display-name="green1" style:family="paragraph" style:parent-style-name="default">
      <style:text-properties style:font-name-asian="Lucida Sans" style:font-name-complex="Lucida Sans" fo:hyphenate="false"/>
    </style:style>
    <style:style style:name="green2" style:display-name="green2" style:family="paragraph" style:parent-style-name="default">
      <style:text-properties style:font-name-asian="Lucida Sans" style:font-name-complex="Lucida Sans" fo:hyphenate="false"/>
    </style:style>
    <style:style style:name="green3" style:display-name="green3" style:family="paragraph" style:parent-style-name="default">
      <style:text-properties style:font-name-asian="Lucida Sans" style:font-name-complex="Lucida Sans" fo:hyphenate="false"/>
    </style:style>
    <style:style style:name="seetang1" style:display-name="seetang1" style:family="paragraph" style:parent-style-name="default">
      <style:text-properties style:font-name-asian="Lucida Sans" style:font-name-complex="Lucida Sans" fo:hyphenate="false"/>
    </style:style>
    <style:style style:name="seetang2" style:display-name="seetang2" style:family="paragraph" style:parent-style-name="default">
      <style:text-properties style:font-name-asian="Lucida Sans" style:font-name-complex="Lucida Sans" fo:hyphenate="false"/>
    </style:style>
    <style:style style:name="seetang3" style:display-name="seetang3" style:family="paragraph" style:parent-style-name="default">
      <style:text-properties style:font-name-asian="Lucida Sans" style:font-name-complex="Lucida Sans" fo:hyphenate="false"/>
    </style:style>
    <style:style style:name="lightblue1" style:display-name="lightblue1" style:family="paragraph" style:parent-style-name="default">
      <style:text-properties style:font-name-asian="Lucida Sans" style:font-name-complex="Lucida Sans" fo:hyphenate="false"/>
    </style:style>
    <style:style style:name="lightblue2" style:display-name="lightblue2" style:family="paragraph" style:parent-style-name="default">
      <style:text-properties style:font-name-asian="Lucida Sans" style:font-name-complex="Lucida Sans" fo:hyphenate="false"/>
    </style:style>
    <style:style style:name="lightblue3" style:display-name="lightblue3" style:family="paragraph" style:parent-style-name="default">
      <style:text-properties style:font-name-asian="Lucida Sans" style:font-name-complex="Lucida Sans" fo:hyphenate="false"/>
    </style:style>
    <style:style style:name="yellow1" style:display-name="yellow1" style:family="paragraph" style:parent-style-name="default">
      <style:text-properties style:font-name-asian="Lucida Sans" style:font-name-complex="Lucida Sans" fo:hyphenate="false"/>
    </style:style>
    <style:style style:name="yellow2" style:display-name="yellow2" style:family="paragraph" style:parent-style-name="default">
      <style:text-properties style:font-name-asian="Lucida Sans" style:font-name-complex="Lucida Sans" fo:hyphenate="false"/>
    </style:style>
    <style:style style:name="yellow3" style:display-name="yellow3" style:family="paragraph" style:parent-style-name="default">
      <style:text-properties style:font-name-asian="Lucida Sans" style:font-name-complex="Lucida Sans" fo:hyphenate="false"/>
    </style:style>
    <style:style style:name="Объектыфона" style:display-name="Объекты фона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Фон" style:display-name="Фон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Примечания" style:display-name="Примечания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Arial" fo:font-size="20pt" style:font-size-asian="20pt" style:font-size-complex="12pt" fo:hyphenate="false"/>
    </style:style>
    <style:style style:name="Структура1" style:display-name="Структура 1" style:family="paragraph">
      <style:paragraph-properties fo:margin-top="0.1965in"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Структура2" style:display-name="Структура 2" style:family="paragraph" style:parent-style-name="Структура1">
      <style:paragraph-properties fo:margin-top="0.1576in"/>
      <style:text-properties style:font-name-asian="DejaVu Sans" style:font-name-complex="DejaVu Sans" fo:hyphenate="false"/>
    </style:style>
    <style:style style:name="Структура3" style:display-name="Структура 3" style:family="paragraph" style:parent-style-name="Структура2">
      <style:paragraph-properties fo:margin-top="0.118in"/>
      <style:text-properties fo:hyphenate="false"/>
    </style:style>
    <style:style style:name="Структура4" style:display-name="Структура 4" style:family="paragraph" style:parent-style-name="Структура3">
      <style:paragraph-properties fo:margin-top="0.0784in"/>
      <style:text-properties fo:hyphenate="false"/>
    </style:style>
    <style:style style:name="Структура5" style:display-name="Структура 5" style:family="paragraph" style:parent-style-name="Структура4">
      <style:paragraph-properties fo:margin-top="0.0395in"/>
      <style:text-properties fo:font-size="20pt" style:font-size-asian="20pt" fo:hyphenate="false"/>
    </style:style>
    <style:style style:name="Структура6" style:display-name="Структура 6" style:family="paragraph" style:parent-style-name="Структура5">
      <style:text-properties fo:hyphenate="false"/>
    </style:style>
    <style:style style:name="Структура7" style:display-name="Структура 7" style:family="paragraph" style:parent-style-name="Структура6">
      <style:text-properties fo:hyphenate="false"/>
    </style:style>
    <style:style style:name="Структура8" style:display-name="Структура 8" style:family="paragraph" style:parent-style-name="Структура7">
      <style:text-properties fo:hyphenate="false"/>
    </style:style>
    <style:style style:name="Структура9" style:display-name="Структура 9" style:family="paragraph" style:parent-style-name="Структура8">
      <style:text-properties fo:hyphenate="false"/>
    </style:style>
    <style:style style:name="BlankSlideLTGliederung1" style:display-name="Blank Slide~LT~Gliederung 1" style:family="paragraph">
      <style:paragraph-properties fo:margin-top="0.1965in"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BlankSlideLTGliederung2" style:display-name="Blank Slide~LT~Gliederung 2" style:family="paragraph" style:parent-style-name="BlankSlideLTGliederung1">
      <style:paragraph-properties fo:margin-top="0.1576in"/>
      <style:text-properties style:font-name-asian="DejaVu Sans" style:font-name-complex="DejaVu Sans" fo:hyphenate="false"/>
    </style:style>
    <style:style style:name="BlankSlideLTGliederung3" style:display-name="Blank Slide~LT~Gliederung 3" style:family="paragraph" style:parent-style-name="BlankSlideLTGliederung2">
      <style:paragraph-properties fo:margin-top="0.118in"/>
      <style:text-properties fo:hyphenate="false"/>
    </style:style>
    <style:style style:name="BlankSlideLTGliederung4" style:display-name="Blank Slide~LT~Gliederung 4" style:family="paragraph" style:parent-style-name="BlankSlideLTGliederung3">
      <style:paragraph-properties fo:margin-top="0.0784in"/>
      <style:text-properties fo:hyphenate="false"/>
    </style:style>
    <style:style style:name="BlankSlideLTGliederung5" style:display-name="Blank Slide~LT~Gliederung 5" style:family="paragraph" style:parent-style-name="BlankSlideLTGliederung4">
      <style:paragraph-properties fo:margin-top="0.0395in"/>
      <style:text-properties fo:font-size="20pt" style:font-size-asian="20pt" fo:hyphenate="false"/>
    </style:style>
    <style:style style:name="BlankSlideLTGliederung6" style:display-name="Blank Slide~LT~Gliederung 6" style:family="paragraph" style:parent-style-name="BlankSlideLTGliederung5">
      <style:text-properties fo:hyphenate="false"/>
    </style:style>
    <style:style style:name="BlankSlideLTGliederung7" style:display-name="Blank Slide~LT~Gliederung 7" style:family="paragraph" style:parent-style-name="BlankSlideLTGliederung6">
      <style:text-properties fo:hyphenate="false"/>
    </style:style>
    <style:style style:name="BlankSlideLTGliederung8" style:display-name="Blank Slide~LT~Gliederung 8" style:family="paragraph" style:parent-style-name="BlankSlideLTGliederung7">
      <style:text-properties fo:hyphenate="false"/>
    </style:style>
    <style:style style:name="BlankSlideLTGliederung9" style:display-name="Blank Slide~LT~Gliederung 9" style:family="paragraph" style:parent-style-name="BlankSlideLTGliederung8">
      <style:text-properties fo:hyphenate="false"/>
    </style:style>
    <style:style style:name="BlankSlideLTTitel" style:display-name="Blank Slide~LT~Titel" style:family="paragraph">
      <style:paragraph-properties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BlankSlideLTUntertitel" style:display-name="Blank Slide~LT~Untertitel" style:family="paragraph">
      <style:paragraph-properties fo:text-align="center"/>
      <style:text-properties style:font-name="Lucida Sans" style:font-name-asian="Tahoma" style:font-name-complex="Arial" fo:font-size="32pt" style:font-size-asian="32pt" style:font-size-complex="12pt" fo:hyphenate="false"/>
    </style:style>
    <style:style style:name="BlankSlideLTNotizen" style:display-name="Blank Slide~LT~Notizen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Arial" fo:font-size="20pt" style:font-size-asian="20pt" style:font-size-complex="12pt" fo:hyphenate="false"/>
    </style:style>
    <style:style style:name="BlankSlideLTHintergrundobjekte" style:display-name="Blank Slide~LT~Hintergrundobjekte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BlankSlideLTHintergrund" style:display-name="Blank Slide~LT~Hintergrund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ОбычныйLTGliederung1" style:display-name="Обычный~LT~Gliederung 1" style:family="paragraph">
      <style:paragraph-properties fo:margin-top="0.1965in"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ОбычныйLTGliederung2" style:display-name="Обычный~LT~Gliederung 2" style:family="paragraph" style:parent-style-name="ОбычныйLTGliederung1">
      <style:paragraph-properties fo:margin-top="0.1576in"/>
      <style:text-properties style:font-name-asian="DejaVu Sans" style:font-name-complex="DejaVu Sans" fo:hyphenate="false"/>
    </style:style>
    <style:style style:name="ОбычныйLTGliederung3" style:display-name="Обычный~LT~Gliederung 3" style:family="paragraph" style:parent-style-name="ОбычныйLTGliederung2">
      <style:paragraph-properties fo:margin-top="0.118in"/>
      <style:text-properties fo:hyphenate="false"/>
    </style:style>
    <style:style style:name="ОбычныйLTGliederung4" style:display-name="Обычный~LT~Gliederung 4" style:family="paragraph" style:parent-style-name="ОбычныйLTGliederung3">
      <style:paragraph-properties fo:margin-top="0.0784in"/>
      <style:text-properties fo:hyphenate="false"/>
    </style:style>
    <style:style style:name="ОбычныйLTGliederung5" style:display-name="Обычный~LT~Gliederung 5" style:family="paragraph" style:parent-style-name="ОбычныйLTGliederung4">
      <style:paragraph-properties fo:margin-top="0.0395in"/>
      <style:text-properties fo:font-size="20pt" style:font-size-asian="20pt" fo:hyphenate="false"/>
    </style:style>
    <style:style style:name="ОбычныйLTGliederung6" style:display-name="Обычный~LT~Gliederung 6" style:family="paragraph" style:parent-style-name="ОбычныйLTGliederung5">
      <style:text-properties fo:hyphenate="false"/>
    </style:style>
    <style:style style:name="ОбычныйLTGliederung7" style:display-name="Обычный~LT~Gliederung 7" style:family="paragraph" style:parent-style-name="ОбычныйLTGliederung6">
      <style:text-properties fo:hyphenate="false"/>
    </style:style>
    <style:style style:name="ОбычныйLTGliederung8" style:display-name="Обычный~LT~Gliederung 8" style:family="paragraph" style:parent-style-name="ОбычныйLTGliederung7">
      <style:text-properties fo:hyphenate="false"/>
    </style:style>
    <style:style style:name="ОбычныйLTGliederung9" style:display-name="Обычный~LT~Gliederung 9" style:family="paragraph" style:parent-style-name="ОбычныйLTGliederung8">
      <style:text-properties fo:hyphenate="false"/>
    </style:style>
    <style:style style:name="ОбычныйLTTitel" style:display-name="Обычный~LT~Titel" style:family="paragraph">
      <style:paragraph-properties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ОбычныйLTUntertitel" style:display-name="Обычный~LT~Untertitel" style:family="paragraph">
      <style:paragraph-properties fo:text-align="center"/>
      <style:text-properties style:font-name="Lucida Sans" style:font-name-asian="Tahoma" style:font-name-complex="Arial" fo:font-size="32pt" style:font-size-asian="32pt" style:font-size-complex="12pt" fo:hyphenate="false"/>
    </style:style>
    <style:style style:name="ОбычныйLTNotizen" style:display-name="Обычный~LT~Notizen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Arial" fo:font-size="20pt" style:font-size-asian="20pt" style:font-size-complex="12pt" fo:hyphenate="false"/>
    </style:style>
    <style:style style:name="ОбычныйLTHintergrundobjekte" style:display-name="Обычный~LT~Hintergrundobjekte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ОбычныйLTHintergrund" style:display-name="Обычный~LT~Hintergrund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Обычный1LTGliederung1" style:display-name="Обычный 1~LT~Gliederung 1" style:family="paragraph">
      <style:paragraph-properties fo:margin-top="0.1965in"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Обычный1LTGliederung2" style:display-name="Обычный 1~LT~Gliederung 2" style:family="paragraph" style:parent-style-name="Обычный1LTGliederung1">
      <style:paragraph-properties fo:margin-top="0.1576in"/>
      <style:text-properties style:font-name-asian="DejaVu Sans" style:font-name-complex="DejaVu Sans" fo:hyphenate="false"/>
    </style:style>
    <style:style style:name="Обычный1LTGliederung3" style:display-name="Обычный 1~LT~Gliederung 3" style:family="paragraph" style:parent-style-name="Обычный1LTGliederung2">
      <style:paragraph-properties fo:margin-top="0.118in"/>
      <style:text-properties fo:hyphenate="false"/>
    </style:style>
    <style:style style:name="Обычный1LTGliederung4" style:display-name="Обычный 1~LT~Gliederung 4" style:family="paragraph" style:parent-style-name="Обычный1LTGliederung3">
      <style:paragraph-properties fo:margin-top="0.0784in"/>
      <style:text-properties fo:hyphenate="false"/>
    </style:style>
    <style:style style:name="Обычный1LTGliederung5" style:display-name="Обычный 1~LT~Gliederung 5" style:family="paragraph" style:parent-style-name="Обычный1LTGliederung4">
      <style:paragraph-properties fo:margin-top="0.0395in"/>
      <style:text-properties fo:font-size="20pt" style:font-size-asian="20pt" fo:hyphenate="false"/>
    </style:style>
    <style:style style:name="Обычный1LTGliederung6" style:display-name="Обычный 1~LT~Gliederung 6" style:family="paragraph" style:parent-style-name="Обычный1LTGliederung5">
      <style:text-properties fo:hyphenate="false"/>
    </style:style>
    <style:style style:name="Обычный1LTGliederung7" style:display-name="Обычный 1~LT~Gliederung 7" style:family="paragraph" style:parent-style-name="Обычный1LTGliederung6">
      <style:text-properties fo:hyphenate="false"/>
    </style:style>
    <style:style style:name="Обычный1LTGliederung8" style:display-name="Обычный 1~LT~Gliederung 8" style:family="paragraph" style:parent-style-name="Обычный1LTGliederung7">
      <style:text-properties fo:hyphenate="false"/>
    </style:style>
    <style:style style:name="Обычный1LTGliederung9" style:display-name="Обычный 1~LT~Gliederung 9" style:family="paragraph" style:parent-style-name="Обычный1LTGliederung8">
      <style:text-properties fo:hyphenate="false"/>
    </style:style>
    <style:style style:name="Обычный1LTTitel" style:display-name="Обычный 1~LT~Titel" style:family="paragraph">
      <style:paragraph-properties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Обычный1LTUntertitel" style:display-name="Обычный 1~LT~Untertitel" style:family="paragraph">
      <style:paragraph-properties fo:text-align="center"/>
      <style:text-properties style:font-name="Lucida Sans" style:font-name-asian="Tahoma" style:font-name-complex="Arial" fo:font-size="32pt" style:font-size-asian="32pt" style:font-size-complex="12pt" fo:hyphenate="false"/>
    </style:style>
    <style:style style:name="Обычный1LTNotizen" style:display-name="Обычный 1~LT~Notizen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Arial" fo:font-size="20pt" style:font-size-asian="20pt" style:font-size-complex="12pt" fo:hyphenate="false"/>
    </style:style>
    <style:style style:name="Обычный1LTHintergrundobjekte" style:display-name="Обычный 1~LT~Hintergrundobjekte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Обычный1LTHintergrund" style:display-name="Обычный 1~LT~Hintergrund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Обычный2LTGliederung1" style:display-name="Обычный 2~LT~Gliederung 1" style:family="paragraph">
      <style:paragraph-properties fo:margin-top="0.1965in"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Обычный2LTGliederung2" style:display-name="Обычный 2~LT~Gliederung 2" style:family="paragraph" style:parent-style-name="Обычный2LTGliederung1">
      <style:paragraph-properties fo:margin-top="0.1576in"/>
      <style:text-properties style:font-name-asian="DejaVu Sans" style:font-name-complex="DejaVu Sans" fo:hyphenate="false"/>
    </style:style>
    <style:style style:name="Обычный2LTGliederung3" style:display-name="Обычный 2~LT~Gliederung 3" style:family="paragraph" style:parent-style-name="Обычный2LTGliederung2">
      <style:paragraph-properties fo:margin-top="0.118in"/>
      <style:text-properties fo:hyphenate="false"/>
    </style:style>
    <style:style style:name="Обычный2LTGliederung4" style:display-name="Обычный 2~LT~Gliederung 4" style:family="paragraph" style:parent-style-name="Обычный2LTGliederung3">
      <style:paragraph-properties fo:margin-top="0.0784in"/>
      <style:text-properties fo:hyphenate="false"/>
    </style:style>
    <style:style style:name="Обычный2LTGliederung5" style:display-name="Обычный 2~LT~Gliederung 5" style:family="paragraph" style:parent-style-name="Обычный2LTGliederung4">
      <style:paragraph-properties fo:margin-top="0.0395in"/>
      <style:text-properties fo:font-size="20pt" style:font-size-asian="20pt" fo:hyphenate="false"/>
    </style:style>
    <style:style style:name="Обычный2LTGliederung6" style:display-name="Обычный 2~LT~Gliederung 6" style:family="paragraph" style:parent-style-name="Обычный2LTGliederung5">
      <style:text-properties fo:hyphenate="false"/>
    </style:style>
    <style:style style:name="Обычный2LTGliederung7" style:display-name="Обычный 2~LT~Gliederung 7" style:family="paragraph" style:parent-style-name="Обычный2LTGliederung6">
      <style:text-properties fo:hyphenate="false"/>
    </style:style>
    <style:style style:name="Обычный2LTGliederung8" style:display-name="Обычный 2~LT~Gliederung 8" style:family="paragraph" style:parent-style-name="Обычный2LTGliederung7">
      <style:text-properties fo:hyphenate="false"/>
    </style:style>
    <style:style style:name="Обычный2LTGliederung9" style:display-name="Обычный 2~LT~Gliederung 9" style:family="paragraph" style:parent-style-name="Обычный2LTGliederung8">
      <style:text-properties fo:hyphenate="false"/>
    </style:style>
    <style:style style:name="Обычный2LTTitel" style:display-name="Обычный 2~LT~Titel" style:family="paragraph">
      <style:paragraph-properties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Обычный2LTUntertitel" style:display-name="Обычный 2~LT~Untertitel" style:family="paragraph">
      <style:paragraph-properties fo:text-align="center"/>
      <style:text-properties style:font-name="Lucida Sans" style:font-name-asian="Tahoma" style:font-name-complex="Arial" fo:font-size="32pt" style:font-size-asian="32pt" style:font-size-complex="12pt" fo:hyphenate="false"/>
    </style:style>
    <style:style style:name="Обычный2LTNotizen" style:display-name="Обычный 2~LT~Notizen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Arial" fo:font-size="20pt" style:font-size-asian="20pt" style:font-size-complex="12pt" fo:hyphenate="false"/>
    </style:style>
    <style:style style:name="Обычный2LTHintergrundobjekte" style:display-name="Обычный 2~LT~Hintergrundobjekte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Обычный2LTHintergrund" style:display-name="Обычный 2~LT~Hintergrund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TitleSlideLTGliederung1" style:display-name="Title Slide~LT~Gliederung 1" style:family="paragraph">
      <style:paragraph-properties fo:margin-top="0.1965in"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TitleSlideLTGliederung2" style:display-name="Title Slide~LT~Gliederung 2" style:family="paragraph" style:parent-style-name="TitleSlideLTGliederung1">
      <style:paragraph-properties fo:margin-top="0.1576in"/>
      <style:text-properties style:font-name-asian="DejaVu Sans" style:font-name-complex="DejaVu Sans" fo:hyphenate="false"/>
    </style:style>
    <style:style style:name="TitleSlideLTGliederung3" style:display-name="Title Slide~LT~Gliederung 3" style:family="paragraph" style:parent-style-name="TitleSlideLTGliederung2">
      <style:paragraph-properties fo:margin-top="0.118in"/>
      <style:text-properties fo:hyphenate="false"/>
    </style:style>
    <style:style style:name="TitleSlideLTGliederung4" style:display-name="Title Slide~LT~Gliederung 4" style:family="paragraph" style:parent-style-name="TitleSlideLTGliederung3">
      <style:paragraph-properties fo:margin-top="0.0784in"/>
      <style:text-properties fo:hyphenate="false"/>
    </style:style>
    <style:style style:name="TitleSlideLTGliederung5" style:display-name="Title Slide~LT~Gliederung 5" style:family="paragraph" style:parent-style-name="TitleSlideLTGliederung4">
      <style:paragraph-properties fo:margin-top="0.0395in"/>
      <style:text-properties fo:font-size="20pt" style:font-size-asian="20pt" fo:hyphenate="false"/>
    </style:style>
    <style:style style:name="TitleSlideLTGliederung6" style:display-name="Title Slide~LT~Gliederung 6" style:family="paragraph" style:parent-style-name="TitleSlideLTGliederung5">
      <style:text-properties fo:hyphenate="false"/>
    </style:style>
    <style:style style:name="TitleSlideLTGliederung7" style:display-name="Title Slide~LT~Gliederung 7" style:family="paragraph" style:parent-style-name="TitleSlideLTGliederung6">
      <style:text-properties fo:hyphenate="false"/>
    </style:style>
    <style:style style:name="TitleSlideLTGliederung8" style:display-name="Title Slide~LT~Gliederung 8" style:family="paragraph" style:parent-style-name="TitleSlideLTGliederung7">
      <style:text-properties fo:hyphenate="false"/>
    </style:style>
    <style:style style:name="TitleSlideLTGliederung9" style:display-name="Title Slide~LT~Gliederung 9" style:family="paragraph" style:parent-style-name="TitleSlideLTGliederung8">
      <style:text-properties fo:hyphenate="false"/>
    </style:style>
    <style:style style:name="TitleSlideLTTitel" style:display-name="Title Slide~LT~Titel" style:family="paragraph">
      <style:paragraph-properties style:line-height-at-least="0.1388in"/>
      <style:text-properties style:font-name="DejaVu Sans" style:font-name-asian="Tahoma" style:font-name-complex="Arial" fo:color="#000000" fo:font-size="18pt" style:font-size-asian="18pt" style:font-size-complex="12pt" fo:hyphenate="false"/>
    </style:style>
    <style:style style:name="TitleSlideLTUntertitel" style:display-name="Title Slide~LT~Untertitel" style:family="paragraph">
      <style:paragraph-properties fo:text-align="center"/>
      <style:text-properties style:font-name="Lucida Sans" style:font-name-asian="Tahoma" style:font-name-complex="Arial" fo:font-size="32pt" style:font-size-asian="32pt" style:font-size-complex="12pt" fo:hyphenate="false"/>
    </style:style>
    <style:style style:name="TitleSlideLTNotizen" style:display-name="Title Slide~LT~Notizen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Arial" fo:font-size="20pt" style:font-size-asian="20pt" style:font-size-complex="12pt" fo:hyphenate="false"/>
    </style:style>
    <style:style style:name="TitleSlideLTHintergrundobjekte" style:display-name="Title Slide~LT~Hintergrundobjekte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TitleSlideLTHintergrund" style:display-name="Title Slide~LT~Hintergrund" style:family="paragraph">
      <style:text-properties style:font-name="Liberation Serif" style:font-name-asian="Tahoma" style:font-name-complex="Arial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 Light" style:font-name-complex="Calibri Light" fo:font-weight="bold" style:font-weight-asian="bold" style:font-weight-complex="bold" fo:color="#2F5496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Calibri Light" style:font-name-complex="Calibri Light" fo:font-weight="bold" style:font-weight-asian="bold" style:font-weight-complex="bold" fo:color="#4472C4" fo:font-size="13pt" style:font-size-asian="13pt" style:font-size-complex="13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pa" style:display-name="ipa" style:family="text" style:parent-style-name="Основнойшрифтабзаца"/>
    <style:style style:name="stk-reset" style:display-name="stk-reset" style:family="text" style:parent-style-name="Основнойшрифтабзаца"/>
    <style:style style:name="ListLabel1" style:display-name="ListLabel 1" style:family="text">
      <style:text-properties style:font-name-complex="Symbol" fo:font-size="10pt" style:font-size-asian="10pt"/>
    </style:style>
    <style:style style:name="ListLabel2" style:display-name="ListLabel 2" style:family="text">
      <style:text-properties style:font-name-complex="Courier New" fo:font-size="10pt" style:font-size-asian="10pt"/>
    </style:style>
    <style:style style:name="ListLabel3" style:display-name="ListLabel 3" style:family="text">
      <style:text-properties style:font-name-complex="Wingdings" fo:font-size="10pt" style:font-size-asian="10pt"/>
    </style:style>
    <style:style style:name="IndexLink" style:display-name="Index Link" style:family="text"/>
    <text:list-style style:name="WWNum1" style:display-name="WWNum1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Юлия Филатова</meta:initial-creator>
    <dc:creator>Светлана</dc:creator>
    <meta:creation-date>2023-01-27T11:12:00Z</meta:creation-date>
    <dc:date>2023-03-04T03:10:00Z</dc:date>
    <meta:print-date>2023-03-04T03:08:00Z</meta:print-date>
    <meta:template xlink:href="Normal" xlink:type="simple"/>
    <meta:editing-cycles>27</meta:editing-cycles>
    <meta:editing-duration>PT22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25" meta:word-count="1894" meta:character-count="12670" meta:row-count="90" meta:non-whitespace-character-count="10801"/>
  </office:meta>
</office:document-meta>
</file>